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E300000493DC6E0E749C50613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818cm" svg:height="11.999cm" svg:x="-0.006cm" svg:y="-0.009cm">
          <draw:image xlink:href="Pictures/10000201000004E300000493DC6E0E749C50613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6-20T14:05:10.501439315</dc:date>
    <meta:editing-duration>PT4M12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